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officeooo:paragraph-rsid="0017390b"/>
    </style:style>
    <style:style style:name="P3" style:family="paragraph" style:parent-style-name="Standard">
      <style:text-properties officeooo:paragraph-rsid="00185462"/>
    </style:style>
    <style:style style:name="T1" style:family="text">
      <style:text-properties officeooo:rsid="0017390b"/>
    </style:style>
    <style:style style:name="T2" style:family="text">
      <style:text-properties officeooo:rsid="001854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lekcja</text:p>
      <text:p text:style-name="Standard">http://localhost/quiz/</text:p>
      <text:p text:style-name="Standard"/>
      <text:p text:style-name="Standard">Znajdź w bazie:</text:p>
      <text:p text:style-name="Standard"/>
      <text:p text:style-name="Standard">1. Wszystkie kolumny dla pytanie nr 15</text:p>
      <text:p text:style-name="Standard"><text:tab/>SELECT * FROM pytania WHERE id=15</text:p>
      <text:p text:style-name="Standard">2. Wszystkie pytania, w których poprawną odpowiedzią jest a.</text:p>
      <text:p text:style-name="Standard"><text:tab/>SELECT * FROM pytania WHERE answer="a" nazwy, tekst umieszczamy "tekst"</text:p>
      <text:p text:style-name="Standard">3. Pytania z roku 2007</text:p>
      <text:p text:style-name="Standard"><text:tab/>SELECT * FROM pytania WHERE rok=2007</text:p>
      <text:p text:style-name="Standard"><text:tab/>SELECT * FROM pytania WHERE rok="2007" zapis poprawny ale nie używany nadmiarowy</text:p>
      <text:p text:style-name="Standard">4. Pytania z programowania z roku 2009</text:p>
      <text:p text:style-name="Standard"><text:tab/>SELECT * FROM pytania WHERE kategoria="programowanie" AND rok=2009</text:p>
      <text:p text:style-name="Standard"><text:tab/><text:tab/>AND 1 warunek jest prawdziwy i 2 warunek jest prawdziwy część wspólna iloczyn, koniunkcja</text:p>
      <text:p text:style-name="Standard"><text:tab/>SELECT * FROM pytania WHERE kategoria="programowanie" OR rok=2009 </text:p>
      <text:p text:style-name="Standard"><text:tab/><text:tab/>OR albo 1 waunek prawdziwy albo 2 warunek prawdziwy wyświetli sume, alternatywę 1 i 2 warunku</text:p>
      <text:p text:style-name="Standard">5. Tylko treści pytań i 4 odpowiedzi z roku 2010</text:p>
      <text:p text:style-name="Standard"><text:tab/>SELECT tresc, odpa, odpb, odpc, odpd FROM pytania WHERE rok=2010</text:p>
      <text:p text:style-name="Standard">6. Pytania ułożone alfabetycznie wg treści</text:p>
      <text:p text:style-name="Standard"><text:tab/>SELECT * FROM pytania ORDER BY tresc ASC sortuje rosnąco dopuszczalny zapis bez ASC domyślnie sortuje rosnąco</text:p>
      <text:p text:style-name="Standard"><text:tab/>SELECT * FROM pytania ORDER BY tresc DESC sortuje malejąco odwrotni od końca</text:p>
      <text:p text:style-name="Standard"/>
      <text:p text:style-name="Standard">7. Treści pytań o numerach 10-12</text:p>
      <text:p text:style-name="Standard"><text:tab/>SELECT tresc FROM pytania WHERE id&gt;=10 AND id&lt;=12</text:p>
      <text:p text:style-name="Standard"><text:tab/>SELECT tresc FROM pytania WHERE id BETWEEN 10 AND 12 zapis alternatywny</text:p>
      <text:p text:style-name="Standard">8. Pytania zaczynające się od słów “Jak”</text:p>
      <text:p text:style-name="Standard"><text:tab/>SELECT * FROM pytania WHERE tresc LIKE "Jak%" % dowolny ciąg znaków po Jak</text:p>
      <text:p text:style-name="Standard">9. Pytania zawierające frazę "C++"</text:p>
      <text:p text:style-name="Standard"><text:tab/>SELECT * FROM pytania WHERE tresc LIKE "%C++%"</text:p>
      <text:p text:style-name="Standard"><text:tab/>OR odpa LIKE "%C++%" OR odpb LIKE "%C++%" </text:p>
      <text:p text:style-name="Standard"><text:tab/>OR odpc LIKE "%C++%" OR odpd LIKE "%C++%"</text:p>
      <text:p text:style-name="Standard"><text:tab/><text:tab/>tu sprawdza szuka również słów w których jest ciąg znaków C++ w wszystkich <text:tab/><text:tab/><text:tab/>pytaniach</text:p>
      <text:p text:style-name="Standard">10. Pytania z programowania oraz systemów operacyjnych i sieci z roku 2009 lub 2012</text:p>
      <text:p text:style-name="Standard"><text:tab/>SELECT * FROM pytania WHERE </text:p>
      <text:p text:style-name="Standard"><text:tab/>(kategoria="programowanie" OR kategoria="systemy operacyjne i sieci") </text:p>
      <text:p text:style-name="Standard"><text:tab/>AND (rok=2009 OR rok=2012)</text:p>
      <text:p text:style-name="Standard"/>
      <text:p text:style-name="Standard">2 lekcja</text:p>
      <text:p text:style-name="P2">Po pobranie paczki ze strony:</text:p>
      <text:p text:style-name="P2"><text:s/>http://miroslawzelent.pl/kurs-mysql/zapytania-zlozone-select-wyjecie-danych-z-kilku-tabel/ <text:s/></text:p>
      <text:p text:style-name="Standard">rozpakowujem. Katalog ksiegarnia kopiujemy do:</text:p>
      <text:p text:style-name="Standard">C:\xampp\htdocs</text:p>
      <text:p text:style-name="Standard"/>
      <text:p text:style-name="Standard">Przechodzimy: C:\xampp\</text:p>
      <text:p text:style-name="Standard">wybieramy </text:p>
      <text:p text:style-name="P2">xampp-control.exe </text:p>
      <text:p text:style-name="P2"><text:soft-page-break/>sprawdzamy czy Apache i MySQL są włączone, podświetlone na zielono</text:p>
      <text:p text:style-name="Standard"/>
      <text:p text:style-name="Standard">W przeglądarkę wpisujemy:</text:p>
      <text:p text:style-name="Standard">http://localhost/phpmyadmin/</text:p>
      <text:p text:style-name="Standard">Tworzymy nową bazę: </text:p>
      <text:p text:style-name="Standard">Ba<text:span text:style-name="T1">za</text:span> danych</text:p>
      <text:p text:style-name="P2"><text:tab/>wpisujemy: ksiegarnia </text:p>
      <text:p text:style-name="P2"><text:tab/>wybieramy:utf8_polish_ci </text:p>
      <text:p text:style-name="P2"><text:tab/>zatwierdzmy: Utwórz</text:p>
      <text:p text:style-name="Standard"/>
      <text:p text:style-name="P2">Z listy po lewo wybieramy ksiegarnia, wybieramy zakładkę </text:p>
      <text:p text:style-name="P2"><text:tab/>Import, </text:p>
      <text:p text:style-name="P2"><text:tab/>wybierz plik. Przechodzimy do C:\xampp\htdocs\ksiegarnia\ksiegarnia.sql następnie </text:p>
      <text:p text:style-name="P2"><text:tab/>wykonaj.</text:p>
      <text:p text:style-name="Standard"/>
      <text:p text:style-name="Standard">Otwieramy C:\xampp\htdocs\ksiegarnia\zapytanie.txt za pomocą np: brackets, notepad++ lub innym.</text:p>
      <text:p text:style-name="Standard"/>
      <text:p text:style-name="Standard">W przeglądarce wpisujemy: localhost/ksiegarnia tu będą wyświetlane wyniki</text:p>
      <text:p text:style-name="Standard"/>
      <text:p text:style-name="Standard">Przechodzimy do C:\xampp\htdocs\ksiegarnia\polecenia.pdf</text:p>
      <text:p text:style-name="Standard"/>
      <text:p text:style-name="Standard">1. Książki ułożone alfabetycznie.</text:p>
      <text:p text:style-name="P2"><text:tab/>SELECT * FROM ksiazki ORDER BY tytul ASC</text:p>
      <text:p text:style-name="Standard">2. Znjdź najdroższą książkę.</text:p>
      <text:p text:style-name="Standard"><text:tab/>SELECT * FROM ksiazki ORDER BY cena DESC LIMIT 1</text:p>
      <text:p text:style-name="P2"><text:tab/><text:tab/>ORDER BY <text:s/>sortuje książki po cenie. </text:p>
      <text:p text:style-name="P2"><text:tab/><text:tab/>DESC kolejności odwrotnej czyli od najdroższej <text:tab/></text:p>
      <text:p text:style-name="P2"><text:tab/><text:tab/>LIMIT 1 ogranicza ilość <text:span text:style-name="T1">wyświetlanych</text:span> <text:tab/>pozycji do 1.</text:p>
      <text:p text:style-name="Standard">3. Wszystkie wysłane zamówienia.</text:p>
      <text:p text:style-name="P2"><text:tab/>SELECT * FROM <text:span text:style-name="T1">zamówienia</text:span> WHERE status="wyslano" </text:p>
      <text:p text:style-name="P3"><text:tab/><text:tab/>wszystkie z tabeli <text:span text:style-name="T1">zamówienie</text:span> <text:s/>o statusie <text:s/>wyslano<text:span text:style-name="T2">(pamiętamy o <text:s/>”tekst”).</text:span></text:p>
      <text:p text:style-name="Standard">4.Wyszukaj wszystkich klientów o nazwisku Rutkowski</text:p>
      <text:p text:style-name="Standard"><text:tab/>SELECT * FROM klienci WHERE nazwisko="Rutkowski"</text:p>
      <text:p text:style-name="Standard"><text:tab/><text:tab/><text:span text:style-name="T2">wyszukuje wszystkich z tabeli kliencji których wartość nazwisko to Rutkowski</text:span></text:p>
      <text:p text:style-name="Standard">5. Wyszukaj książki zawierające php w tytule</text:p>
      <text:p text:style-name="Standard"><text:tab/>SELECT * FROM ksiazki WHERE tytul LIKE "%php%"</text:p>
      <text:p text:style-name="Standard"><text:tab/><text:tab/><text:span text:style-name="T2">php może być ale nie musi poprzedzone lub zakończone dowolnymi znakami</text:span></text:p>
      <text:p text:style-name="Standard">6. Ułóż zamówinia od najnowszego do najstarszego</text:p>
      <text:p text:style-name="Standard"><text:tab/>SELECT * FROM zamowienia ORDER BY data DESC</text:p>
      <text:p text:style-name="Standard">7. Wyjmij dla wszystkich zamówień: imię i nazwisko klienta zamawiającego, id zamówienia, datę zamówienia.</text:p>
      <text:p text:style-name="Standard"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omyślna_20_czcionka_20_akapitu" style:display-name="Domyślna czcionka akapitu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 LibreOffice_project/92a7159f7e4af62137622921e809f8546db437e5</meta:generator>
    <meta:creation-date>2018-07-25T12:27:00Z</meta:creation-date>
    <dc:date>2018-07-26T11:20:53.629000000</dc:date>
    <meta:editing-cycles>4</meta:editing-cycles>
    <meta:editing-duration>PT7M7S</meta:editing-duration>
    <meta:print-date>2018-07-26T11:20:26.683000000</meta:print-date>
    <meta:document-statistic meta:table-count="0" meta:image-count="0" meta:object-count="0" meta:page-count="2" meta:paragraph-count="77" meta:word-count="509" meta:character-count="3654" meta:non-whitespace-character-count="3145"/>
    <meta:template xlink:type="simple" xlink:actuate="onRequest" xlink:title="" xlink:href="Normal"/>
  </office:meta>
</office:document-meta>
</file>